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dbb6" officeooo:paragraph-rsid="0011dbb6"/>
    </style:style>
    <style:style style:name="P2" style:family="paragraph" style:parent-style-name="Standard">
      <style:text-properties officeooo:rsid="0012850d" officeooo:paragraph-rsid="0012850d"/>
    </style:style>
    <style:style style:name="P3" style:family="paragraph" style:parent-style-name="Standard">
      <style:text-properties officeooo:rsid="001402c1" officeooo:paragraph-rsid="001402c1"/>
    </style:style>
    <style:style style:name="P4" style:family="paragraph" style:parent-style-name="Standard">
      <style:text-properties officeooo:rsid="001402c1" officeooo:paragraph-rsid="001447b8"/>
    </style:style>
    <style:style style:name="P5" style:family="paragraph" style:parent-style-name="Standard">
      <style:text-properties officeooo:rsid="00162641" officeooo:paragraph-rsid="00162641"/>
    </style:style>
    <style:style style:name="P6" style:family="paragraph" style:parent-style-name="Standard">
      <style:text-properties officeooo:rsid="001447b8" officeooo:paragraph-rsid="001447b8"/>
    </style:style>
    <style:style style:name="P7" style:family="paragraph" style:parent-style-name="Standard">
      <style:text-properties officeooo:rsid="00171587" officeooo:paragraph-rsid="00171587"/>
    </style:style>
    <style:style style:name="P8" style:family="paragraph" style:parent-style-name="Standard">
      <style:text-properties officeooo:rsid="0017d93d" officeooo:paragraph-rsid="0017d93d"/>
    </style:style>
    <style:style style:name="P9" style:family="paragraph" style:parent-style-name="Standard">
      <style:text-properties officeooo:paragraph-rsid="0017d93d"/>
    </style:style>
    <style:style style:name="P10" style:family="paragraph" style:parent-style-name="Standard">
      <style:text-properties fo:font-weight="bold" officeooo:rsid="00171587" officeooo:paragraph-rsid="00171587" style:font-weight-asian="bold" style:font-weight-complex="bold"/>
    </style:style>
    <style:style style:name="P11" style:family="paragraph" style:parent-style-name="Standard">
      <style:text-properties officeooo:rsid="001a5200" officeooo:paragraph-rsid="001a5200"/>
    </style:style>
    <style:style style:name="P12" style:family="paragraph" style:parent-style-name="Standard">
      <style:text-properties officeooo:rsid="001a5200" officeooo:paragraph-rsid="001a86d6"/>
    </style:style>
    <style:style style:name="P13" style:family="paragraph" style:parent-style-name="Standard">
      <style:text-properties officeooo:rsid="001a5200" officeooo:paragraph-rsid="001bd6f2"/>
    </style:style>
    <style:style style:name="P14" style:family="paragraph" style:parent-style-name="Standard">
      <style:text-properties officeooo:rsid="001a86d6" officeooo:paragraph-rsid="001a86d6"/>
    </style:style>
    <style:style style:name="P15" style:family="paragraph" style:parent-style-name="Standard">
      <style:text-properties officeooo:rsid="001e026b" officeooo:paragraph-rsid="001e026b"/>
    </style:style>
    <style:style style:name="P16" style:family="paragraph" style:parent-style-name="Standard">
      <style:text-properties officeooo:rsid="001e10f8" officeooo:paragraph-rsid="001e10f8"/>
    </style:style>
    <style:style style:name="P17" style:family="paragraph" style:parent-style-name="Standard">
      <style:text-properties officeooo:rsid="001e8524" officeooo:paragraph-rsid="001e8524"/>
    </style:style>
    <style:style style:name="P18" style:family="paragraph" style:parent-style-name="Text_20_body">
      <style:text-properties fo:font-weight="bold" officeooo:rsid="001a5200" officeooo:paragraph-rsid="001a5200" style:font-weight-asian="bold" style:font-weight-complex="bold"/>
    </style:style>
    <style:style style:name="P19" style:family="paragraph" style:parent-style-name="Preformatted_20_Text">
      <style:text-properties officeooo:rsid="001a5200" officeooo:paragraph-rsid="001a5200"/>
    </style:style>
    <style:style style:name="P20" style:family="paragraph" style:parent-style-name="Preformatted_20_Text">
      <style:paragraph-properties fo:margin-top="0cm" fo:margin-bottom="0.499cm" style:contextual-spacing="false"/>
    </style:style>
    <style:style style:name="P21" style:family="paragraph" style:parent-style-name="Standard">
      <style:text-properties officeooo:rsid="00171587" officeooo:paragraph-rsid="00171587"/>
    </style:style>
    <style:style style:name="P22" style:family="paragraph" style:parent-style-name="Standard">
      <style:text-properties officeooo:rsid="002280d0" officeooo:paragraph-rsid="002280d0"/>
    </style:style>
    <style:style style:name="T1" style:family="text">
      <style:text-properties officeooo:rsid="00171587"/>
    </style:style>
    <style:style style:name="T2" style:family="text">
      <style:text-properties officeooo:rsid="0017d93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background-color="#ffff00" loext:char-shading-value="0"/>
    </style:style>
    <style:style style:name="T7" style:family="text">
      <style:text-properties officeooo:rsid="001a86d6"/>
    </style:style>
    <style:style style:name="T8" style:family="text">
      <style:text-properties officeooo:rsid="001bd6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 process </text:span>is a program (object code stored on some media) in the midst of execution. </text:p>
      <text:p text:style-name="P1">Processes are, however, more than just the executing program code (often called the text </text:p>
      <text:p text:style-name="P1">section in Unix).</text:p>
      <text:p text:style-name="P1">A program itself is not a process; a process is an active program and related resources. </text:p>
      <text:p text:style-name="P1">Indeed, two or more processes can exist that are executing the same program. In fact, two </text:p>
      <text:p text:style-name="P1">or more processes can exist that share various resources, such as open files or an address </text:p>
      <text:p text:style-name="P1">space.</text:p>
      <text:p text:style-name="P1">The kernel stores the list of processes in a circular doubly linked list called the task list. 2 </text:p>
      <text:p text:style-name="P1">Each element in the task list is a process descriptor of the type struct task_struct , which </text:p>
      <text:p text:style-name="P1">is defined in &lt;linux/sched.h&gt; .The process descriptor contains all the information about </text:p>
      <text:p text:style-name="P1">a specific process.</text:p>
      <text:p text:style-name="P2">struct task_struct was stored at the end of the kernel stack of each process.</text:p>
      <text:p text:style-name="P3">Each task’s thread_info structure is allocated at the end of its stack.The task element </text:p>
      <text:p text:style-name="P4">of the structure is a pointer to the task’s actual task_struct. </text:p>
      <text:p text:style-name="P6">The kernel stores this value as pid inside each process descriptor.</text:p>
      <text:p text:style-name="P5"><text:tab/>you can follow the process hierarchy from any one process in the system to any </text:p>
      <text:p text:style-name="P5">other. Oftentimes, however, it is desirable simply to iterate over all processes in the system. </text:p>
      <text:p text:style-name="P5">This is easy because the task list is a circular, doubly linked lis<text:span text:style-name="T1">t.</text:span></text:p>
      <text:p text:style-name="P5"/>
      <text:p text:style-name="P5"/>
      <text:p text:style-name="P10">Threads:</text:p>
      <text:p text:style-name="P7"><text:tab/>Linux has a unique implementation of threads.To the Linux kernel, there is no con- </text:p>
      <text:p text:style-name="P7">cept of a thread. Linux implements all threads as standard processes.</text:p>
      <text:p text:style-name="P7"><text:tab/>The Linux kernel does not provide any special scheduling semantics or data structures to represent threads. </text:p>
      <text:p text:style-name="P7">Instead, a thread is merely a process that shares certain resources with other processes. </text:p>
      <text:p text:style-name="P7">Each thread has a unique task_struct and appears to the kernel as a normal process— threads just happen to share resources, such as an address space, with other processes.</text:p>
      <text:p text:style-name="P7"/>
      <text:p text:style-name="P22">clone(CLONE_VM | CLONE_FS | CLONE_FILES | CLONE_SIGHAND, 0);</text:p>
      <text:p text:style-name="P22">clone(SIGCHLD, 0);</text:p>
      <text:p text:style-name="P22">vfork() is implemented as</text:p>
      <text:p text:style-name="P22">clone(CLONE_VFORK | CLONE_VM | SIGCHLD, 0);</text:p>
      <text:p text:style-name="P8">Pagetable:</text:p>
      <text:p text:style-name="P8">A <text:span text:style-name="T3">page table</text:span> is the <text:a xlink:type="simple" xlink:href="https://en.wikipedia.org/wiki/Data_structure">data structure</text:a> used by a <text:a xlink:type="simple" xlink:href="https://en.wikipedia.org/wiki/Virtual_memory">virtual memory</text:a> system in a <text:a xlink:type="simple" xlink:href="https://en.wikipedia.org/wiki/Computer">computer</text:a> <text:a xlink:type="simple" xlink:href="https://en.wikipedia.org/wiki/Operating_system">operating system</text:a> to store the mapping between <text:a xlink:type="simple" xlink:href="https://en.wikipedia.org/wiki/Virtual_address">virtual addresses</text:a> and <text:a xlink:type="simple" xlink:href="https://en.wikipedia.org/wiki/Physical_address">physical addresses</text:a>.</text:p>
      <text:p text:style-name="P8"/>
      <text:p text:style-name="P9"><text:span text:style-name="T2"><text:tab/></text:span>When a virtual address needs to be translated into a physical address, the TLB is searched first. If a match is found (a <text:span text:style-name="T5">TLB hit</text:span>), the physical address is returned and memory access can continue. However, if there is no match (called a <text:span text:style-name="T5">TLB miss</text:span>), the memory management unit, or the operating system TLB miss handler, will typically look up the address mapping in the page table to see whether a mapping exists (a <text:span text:style-name="T5">page walk</text:span>). If one exists, it is written back to the TLB (this must be done, as the hardware accesses memory through the TLB in a virtual memory system), and the faulting instruction is restarted (this may happen in parallel as well). This subsequent translation will find a TLB hit, and the memory access will continue.</text:p>
      <text:p text:style-name="P9"/>
      <text:p text:style-name="P9"><text:tab/>The present bit can indicate what pages are currently present in physical memory or are on disk, and can indicate how to treat these different pages, i.e. whether to load a page from disk and page another page in physical memory out. </text:p>
      <text:p text:style-name="Text_20_body">The dirty bit allows for a performance optimization. A page on disk that is paged in to physical memory, then read from, and subsequently paged out again does not need to be written back to disk, since the page has not changed. However, if the page was written to after it is paged in, its dirty bit <text:soft-page-break/>will be set, indicating that the page must be written back to the backing store. This strategy requires that the backing store retain a copy of the page after it is paged in to memory. When a dirty bit is not used, the backing store need only be as large as the instantaneous total size of all paged-out pages at any moment. When a dirty bit is used, at all times some pages will exist in both physical memory and the backing store. </text:p>
      <text:p text:style-name="P18">System call:</text:p>
      <text:p text:style-name="P18">see main structures:</text:p>
      <text:p text:style-name="P11">1)<text:tab/>linux/arch/s390/include/asm/processor.h</text:p>
      <text:p text:style-name="P11"><text:tab/> <text:span text:style-name="T6">thread_struct</text:span>{</text:p>
      <text:p text:style-name="P11"><text:tab/><text:tab/>unsigned long sys_call_table;</text:p>
      <text:p text:style-name="P11"><text:tab/><text:tab/>unsigned int system_call;</text:p>
      <text:p text:style-name="P11"><text:tab/><text:tab/><text:tab/>}</text:p>
      <text:p text:style-name="P12">2)<text:span text:style-name="T7">The _syscall3 macro expands into a C function with inline assembly; the assembly performs the steps discussed in the previous section to push the system call number and parameters into the correct registers and issue the software interrupt to trap into the kernel.</text:span></text:p>
      <text:p text:style-name="P12"/>
      <text:p text:style-name="P14">macros in syscalls.h copies arg and sys call num into reg</text:p>
      <text:p text:style-name="P19"/>
      <text:p text:style-name="P19">link:<text:a xlink:type="simple" xlink:href="https://lekarto.gitbooks.io/linux-insides/content/SysCall/syscall-1.html">https://lekarto.gitbooks.io/linux-insides/content/SysCall/syscall-1.html</text:a></text:p>
      <text:p text:style-name="P19"/>
      <text:p text:style-name="P19"><text:span text:style-name="Source_20_Text">#define SYSCALL_METADATA(sname, nb, ...) <text:s text:c="28"/>\</text:span></text:p>
      <text:p text:style-name="Preformatted_20_Text"><text:span text:style-name="Source_20_Text"><text:s text:c="4"/>... <text:s text:c="61"/>\</text:span></text:p>
      <text:p text:style-name="Preformatted_20_Text"><text:span text:style-name="Source_20_Text"><text:s text:c="4"/>... <text:s text:c="61"/>\</text:span></text:p>
      <text:p text:style-name="Preformatted_20_Text"><text:span text:style-name="Source_20_Text"><text:s text:c="4"/>... <text:s text:c="61"/>\</text:span></text:p>
      <text:p text:style-name="Preformatted_20_Text"><text:span text:style-name="Source_20_Text"><text:s text:c="4"/></text:span><text:span text:style-name="Source_20_Text"><text:span text:style-name="T6">struct syscall_metadata </text:span></text:span><text:span text:style-name="Source_20_Text">__used <text:s text:c="34"/>\</text:span></text:p>
      <text:p text:style-name="Preformatted_20_Text"><text:span text:style-name="Source_20_Text"><text:s text:c="14"/>__syscall_meta_##sname = { <text:s text:c="28"/>\</text:span></text:p>
      <text:p text:style-name="Preformatted_20_Text"><text:span text:style-name="Source_20_Text"><text:s text:c="20"/>.name <text:s text:c="10"/>= "sys"#sname, <text:s text:c="18"/>\</text:span></text:p>
      <text:p text:style-name="Preformatted_20_Text"><text:span text:style-name="Source_20_Text"><text:s text:c="20"/>.syscall_nr <text:s text:c="4"/>= -1, <text:s text:c="27"/>\</text:span></text:p>
      <text:p text:style-name="Preformatted_20_Text"><text:span text:style-name="Source_20_Text"><text:s text:c="20"/>.nb_args <text:s text:c="7"/>= nb, <text:s text:c="27"/>\</text:span></text:p>
      <text:p text:style-name="Preformatted_20_Text"><text:span text:style-name="Source_20_Text"><text:s text:c="20"/>.types <text:s text:c="9"/>= nb ? types_##sname : NULL, <text:s text:c="4"/>\</text:span></text:p>
      <text:p text:style-name="Preformatted_20_Text"><text:span text:style-name="Source_20_Text"><text:s text:c="20"/>.args <text:s text:c="10"/>= nb ? args_##sname : NULL, <text:s text:c="5"/>\</text:span></text:p>
      <text:p text:style-name="Preformatted_20_Text"><text:span text:style-name="Source_20_Text"><text:s text:c="20"/>.enter_event <text:s text:c="3"/>= &amp;event_enter_##sname, <text:s text:c="9"/>\</text:span></text:p>
      <text:p text:style-name="Preformatted_20_Text"><text:span text:style-name="Source_20_Text"><text:s text:c="20"/>.exit_event <text:s text:c="4"/>= &amp;event_exit_##sname, <text:s text:c="10"/>\</text:span></text:p>
      <text:p text:style-name="Preformatted_20_Text"><text:span text:style-name="Source_20_Text"><text:s text:c="20"/>.enter_fields <text:s text:c="2"/>= LIST_HEAD_INIT(__syscall_meta_##sname.enter_fields), \</text:span></text:p>
      <text:p text:style-name="P20"><text:span text:style-name="Source_20_Text"><text:s text:c="13"/>}; <text:s text:c="8"/></text:span></text:p>
      <text:p text:style-name="P11"/>
      <text:p text:style-name="P13"><text:tab/><text:a xlink:type="simple" xlink:href="https://www.google.com/search?client=ubuntu&amp;channel=fs&amp;q=system+call+table+is+present+in+which+address+space&amp;ie=utf-8&amp;oe=utf-8"><text:span text:style-name="T8">https://www.google.com/searchclient=ubuntu&amp;channel=fs&amp;q=system+call+table+is+present+in+which+address+space&amp;ie=utf-8&amp;oe=utf-8</text:span></text:a></text:p>
      <text:p text:style-name="P13"/>
      <text:p text:style-name="P15"><text:a xlink:type="simple" xlink:href="https://www.quora.com/What-happens-once-a-system-call-is-made-by-a-process-in-user-space">https://www.quora.com/What-happens-once-a-system-call-is-made-by-a-process-in-user-space</text:a></text:p>
      <text:p text:style-name="P16">make[1]: Entering directory `/home/lagadanu/Desktop/qemu/optee_os' </text:p>
      <text:p text:style-name="P16"><text:s text:c="2"/>CHK <text:s text:c="4"/>out/arm/conf.mk </text:p>
      <text:p text:style-name="P16">make[1]: *** No rule to make target `lib/libutee/include/header.h', needed by `out/arm/core/arch/arm/kernel/thread.o'. <text:s/>Stop. </text:p>
      <text:p text:style-name="P16">make[1]: *** Waiting for unfinished jobs.... </text:p>
      <text:p text:style-name="P16">make[1]: Leaving directory `/home/lagadanu/Desktop/qemu/optee_os' </text:p>
      <text:p text:style-name="P16">make: *** [optee-os-common] Error 2 </text:p>
      <text:p text:style-name="P16">make: *** Waiting for unfinished jobs.... </text:p>
      <text:p text:style-name="P16">. <text:s/>CHK <text:s text:c="4"/>include/generated/uapi/linux/version.h </text:p>
      <text:p text:style-name="P16"/>
      <text:p text:style-name="P16"><text:soft-page-break/></text:p>
      <text:p text:style-name="P16"/>
      <text:p text:style-name="P16"/>
      <text:p text:style-name="P17">out/arm/conf.mk </text:p>
      <text:p text:style-name="P17">make[1]: *** No rule to make target `lib/libutee/include/header.h', needed by `out/arm/core/arch/arm/kernel/thread.o'. <text:s/>Stop. </text:p>
      <text:p text:style-name="P17">make[1]: *** Waiting for unfinished jobs.... </text:p>
      <text:p text:style-name="P17">make[1]: Leaving directory `/home/lagadanu/Desktop/qemu/optee_os' </text:p>
      <text:p text:style-name="P17">make: *** [optee-os-common] Error 2 </text:p>
      <text:p text:style-name="P17">make: *** Waiting for unfinished job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2:15:47.585924795</meta:creation-date>
    <dc:date>2019-03-06T18:27:02.799838850</dc:date>
    <meta:editing-duration>PT7H47M14S</meta:editing-duration>
    <meta:editing-cycles>8</meta:editing-cycles>
    <meta:generator>LibreOffice/4.2.8.2$Linux_X86_64 LibreOffice_project/420m0$Build-2</meta:generator>
    <meta:document-statistic meta:table-count="0" meta:image-count="0" meta:object-count="0" meta:page-count="3" meta:paragraph-count="74" meta:word-count="879" meta:character-count="6445" meta:non-whitespace-character-count="4946"/>
  </office:meta>
</office:document-meta>
</file>